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C" table:style-name="ta1">
        <table:shapes>
          <draw:frame draw:z-index="0" draw:style-name="gr1" draw:text-style-name="P1" svg:width="15.999cm" svg:height="8.999cm" svg:x="4.595cm" svg:y="0.976cm">
            <draw:object draw:notify-on-update-of-ranges="vC.B2:vC.B23 vC.A1:vC.A1 vC.A2:vC.A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bre BD</text:p>
          </table:table-cell>
          <table:table-cell office:value-type="string" calcext:value-type="string">
            <text:p>Année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021" calcext:value-type="float">
            <text:p>20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Unifon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7T14:54:01.354048543</dc:date>
    <meta:editing-duration>PT4M46S</meta:editing-duration>
    <meta:editing-cycles>1</meta:editing-cycles>
    <meta:document-statistic meta:table-count="1" meta:cell-count="46" meta:object-count="1"/>
    <meta:generator>LibreOffice/7.0.4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67cm" svg:y="0.316cm" chart:style-name="ch2">
          <text:p>Graphique du nombre de BD par année</text:p>
        </chart:title>
        <chart:plot-area chart:style-name="ch3" table:cell-range-address="vC.A2:vC.B23 vC.A1:vC.A1" chart:data-source-has-labels="both" svg:x="1.331cm" svg:y="1.275cm" svg:width="14.349cm" svg:height="6.564cm">
          <chart:coordinate-region svg:x="2.138cm" svg:y="1.275cm" svg:width="13.216cm" svg:height="5.311cm"/>
          <chart:axis chart:dimension="x" chart:name="primary-x" chart:style-name="ch4" chartooo:axis-type="auto">
            <chartooo:date-scale/>
            <chart:title svg:x="7.971cm" svg:y="8.019cm" chart:style-name="ch5">
              <text:p>Année</text:p>
            </chart:title>
            <chart:categories table:cell-range-address="vC.B2:vC.B23"/>
            <chart:grid chart:style-name="ch6" chart:class="major"/>
          </chart:axis>
          <chart:axis chart:dimension="y" chart:name="primary-y" chart:style-name="ch4">
            <chart:title svg:x="0.451cm" svg:y="5.686cm" chart:style-name="ch7">
              <text:p>Nombre de BD</text:p>
            </chart:title>
            <chart:grid chart:style-name="ch6" chart:class="major"/>
          </chart:axis>
          <chart:series chart:style-name="ch8" chart:values-cell-range-address="vC.A2:vC.A23" chart:label-cell-address="vC.A1:vC.A1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 BD</text:p>
                <draw:g>
                  <svg:desc>vC.A1:vC.A1</svg:desc>
                </draw:g>
              </table:table-cell>
            </table:table-row>
          </table:table-header-rows>
          <table:table-rows>
            <table:table-row>
              <table:table-cell office:value-type="float" office:value="2000">
                <text:p>2000</text:p>
                <draw:g>
                  <svg:desc>vC.B2:vC.B23</svg:desc>
                </draw:g>
              </table:table-cell>
              <table:table-cell office:value-type="float" office:value="515">
                <text:p>515</text:p>
                <draw:g>
                  <svg:desc>vC.A2:vC.A23</svg:desc>
                </draw:g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824">
                <text:p>8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